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33.18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42.32mm"/>
    </style:style>
    <style:style style:name="co9" style:family="table-column">
      <style:table-column-properties fo:break-before="auto" style:column-width="33.39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7.01mm"/>
    </style:style>
    <style:style style:name="co13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25"/>
        <table:table-column table:style-name="co14" table:default-cell-style-name="ce25"/>
        <table:table-column table:style-name="co1" table:number-columns-repeated="1008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10"/>
          <table:table-cell table:style-name="ce22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 table:number-columns-spanned="15" table:number-rows-spanned="1">
            <text:p>Expected Sarsa with tiles code and discrete action</text:p>
          </table:table-cell>
          <table:covered-table-cell table:style-name="ce2"/>
          <table:covered-table-cell table:style-name="ce15"/>
          <table:covered-table-cell table:number-columns-repeated="10" table:style-name="ce11"/>
          <table:covered-table-cell table:number-columns-repeated="2" table:style-name="ce23"/>
          <table:table-cell table:number-columns-repeated="1008"/>
        </table:table-row>
        <table:table-row table:style-name="ro1">
          <table:table-cell/>
          <table:table-cell table:style-name="ce2" table:number-columns-spanned="15" table:number-rows-spanned="1"/>
          <table:covered-table-cell table:style-name="ce2"/>
          <table:covered-table-cell table:number-columns-repeated="2" table:style-name="ce15"/>
          <table:covered-table-cell table:number-columns-repeated="9" table:style-name="ce11"/>
          <table:covered-table-cell table:number-columns-repeated="2" table:style-name="ce23"/>
          <table:table-cell table:number-columns-repeated="1008"/>
        </table:table-row>
        <table:table-row table:style-name="ro1">
          <table:table-cell/>
          <table:table-cell table:style-name="ce11" office:value-type="string" calcext:value-type="string">
            <text:p>Test ID</text:p>
          </table:table-cell>
          <table:table-cell table:style-name="ce11" office:value-type="string" calcext:value-type="string">
            <text:p>Encode</text:p>
          </table:table-cell>
          <table:table-cell table:style-name="ce11" office:value-type="string" calcext:value-type="string">
            <text:p># Inputs</text:p>
          </table:table-cell>
          <table:table-cell table:number-columns-repeated="2" table:style-name="ce11" office:value-type="string" calcext:value-type="string">
            <text:p>Hidden Layer 1</text:p>
          </table:table-cell>
          <table:table-cell table:style-name="ce11" office:value-type="string" calcext:value-type="string">
            <text:p># Outputs</text:p>
          </table:table-cell>
          <table:table-cell table:style-name="ce11" office:value-type="string" calcext:value-type="string">
            <text:p># Parameters</text:p>
          </table:table-cell>
          <table:table-cell table:style-name="ce11" office:value-type="string" calcext:value-type="string">
            <text:p>Model Size</text:p>
          </table:table-cell>
          <table:table-cell table:style-name="ce11" office:value-type="string" calcext:value-type="string">
            <text:p>Planning Threshold</text:p>
          </table:table-cell>
          <table:table-cell table:style-name="ce11" office:value-type="string" calcext:value-type="string">
            <text:p>Planning count</text:p>
          </table:table-cell>
          <table:table-cell table:style-name="ce11" office:value-type="string" calcext:value-type="string">
            <text:p># Episodes</text:p>
          </table:table-cell>
          <table:table-cell table:style-name="ce11" office:value-type="string" calcext:value-type="string">
            <text:p>Avg Returns</text:p>
          </table:table-cell>
          <table:table-cell table:style-name="ce11" office:value-type="string" calcext:value-type="string">
            <text:p>Last 100 Returns</text:p>
          </table:table-cell>
          <table:table-cell table:style-name="ce23" office:value-type="string" calcext:value-type="string">
            <text:p>Avg Error</text:p>
          </table:table-cell>
          <table:table-cell table:style-name="ce23" office:value-type="string" calcext:value-type="string">
            <text:p>Last 100 Error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5]&gt;0;([.D5]+1)*[.E5]+([.E5]+1)*[.F5]+([.F5]+1)*[.G5];IF([.E5]&gt;0;([.D5]+1)*[.E5]+([.E5]+1)*[.G5];([.D5]+1)*[.G5]))" office:value-type="float" office:value="32735" calcext:value-type="float">
            <text:p>32.73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9.88728" calcext:value-type="float">
            <text:p>-9,88728</text:p>
          </table:table-cell>
          <table:table-cell table:style-name="ce7" office:value-type="float" office:value="-9.908" calcext:value-type="float">
            <text:p>-9,908</text:p>
          </table:table-cell>
          <table:table-cell table:style-name="ce24" office:value-type="float" office:value="172921" calcext:value-type="float">
            <text:p>172.921</text:p>
          </table:table-cell>
          <table:table-cell office:value-type="float" office:value="172446" calcext:value-type="float">
            <text:p>172.446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6]&gt;0;([.D6]+1)*[.E6]+([.E6]+1)*[.F6]+([.F6]+1)*[.G6];IF([.E6]&gt;0;([.D6]+1)*[.E6]+([.E6]+1)*[.G6];([.D6]+1)*[.G6]))" office:value-type="float" office:value="32735" calcext:value-type="float">
            <text:p>32.73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0.033" calcext:value-type="float">
            <text:p>-10,033</text:p>
          </table:table-cell>
          <table:table-cell table:style-name="ce7" office:value-type="float" office:value="-10.056" calcext:value-type="float">
            <text:p>-10,056</text:p>
          </table:table-cell>
          <table:table-cell table:style-name="ce9" office:value-type="float" office:value="139629" calcext:value-type="float">
            <text:p>139.629</text:p>
          </table:table-cell>
          <table:table-cell table:style-name="ce9" office:value-type="float" office:value="147525" calcext:value-type="float">
            <text:p>147.525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7]&gt;0;([.D7]+1)*[.E7]+([.E7]+1)*[.F7]+([.F7]+1)*[.G7];IF([.E7]&gt;0;([.D7]+1)*[.E7]+([.E7]+1)*[.G7];([.D7]+1)*[.G7]))" office:value-type="float" office:value="32975" calcext:value-type="float">
            <text:p>32.9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0.3847" calcext:value-type="float">
            <text:p>-10,3847</text:p>
          </table:table-cell>
          <table:table-cell table:style-name="ce7" office:value-type="float" office:value="-10.1308" calcext:value-type="float">
            <text:p>-10,1308</text:p>
          </table:table-cell>
          <table:table-cell table:style-name="ce9" office:value-type="float" office:value="171545" calcext:value-type="float">
            <text:p>171.545</text:p>
          </table:table-cell>
          <table:table-cell table:style-name="ce9" office:value-type="float" office:value="173320" calcext:value-type="float">
            <text:p>173.32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8]&gt;0;([.D8]+1)*[.E8]+([.E8]+1)*[.F8]+([.F8]+1)*[.G8];IF([.E8]&gt;0;([.D8]+1)*[.E8]+([.E8]+1)*[.G8];([.D8]+1)*[.G8]))" office:value-type="float" office:value="87085" calcext:value-type="float">
            <text:p>87.08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9.89905" calcext:value-type="float">
            <text:p>-9,89905</text:p>
          </table:table-cell>
          <table:table-cell table:style-name="ce7" office:value-type="float" office:value="-9.88492" calcext:value-type="float">
            <text:p>-9,88492</text:p>
          </table:table-cell>
          <table:table-cell table:style-name="ce9" office:value-type="float" office:value="178932" calcext:value-type="float">
            <text:p>178.932</text:p>
          </table:table-cell>
          <table:table-cell table:style-name="ce9" office:value-type="float" office:value="178570" calcext:value-type="float">
            <text:p>178.57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9]&gt;0;([.D9]+1)*[.E9]+([.E9]+1)*[.F9]+([.F9]+1)*[.G9];IF([.E9]&gt;0;([.D9]+1)*[.E9]+([.E9]+1)*[.G9];([.D9]+1)*[.G9]))" office:value-type="float" office:value="88725" calcext:value-type="float">
            <text:p>88.7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1.6672" calcext:value-type="float">
            <text:p>-11,6672</text:p>
          </table:table-cell>
          <table:table-cell table:style-name="ce7" office:value-type="float" office:value="-12.1924" calcext:value-type="float">
            <text:p>-12,1924</text:p>
          </table:table-cell>
          <table:table-cell table:style-name="ce9" office:value-type="float" office:value="168006" calcext:value-type="float">
            <text:p>168.006</text:p>
          </table:table-cell>
          <table:table-cell table:style-name="ce9" office:value-type="float" office:value="164559" calcext:value-type="float">
            <text:p>164.559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0]&gt;0;([.D10]+1)*[.E10]+([.E10]+1)*[.F10]+([.F10]+1)*[.G10];IF([.E10]&gt;0;([.D10]+1)*[.E10]+([.E10]+1)*[.G10];([.D10]+1)*[.G10]))" office:value-type="float" office:value="256125" calcext:value-type="float">
            <text:p>256.12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1]&gt;0;([.D11]+1)*[.E11]+([.E11]+1)*[.F11]+([.F11]+1)*[.G11];IF([.E11]&gt;0;([.D11]+1)*[.E11]+([.E11]+1)*[.G11];([.D11]+1)*[.G11]))" office:value-type="float" office:value="271875" calcext:value-type="float">
            <text:p>271.87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3" table:style-name="ce7" office:value-type="float" office:value="125" calcext:value-type="float">
            <text:p>125</text:p>
          </table:table-cell>
          <table:table-cell table:style-name="ce9" table:formula="of:=IF([.F12]&gt;0;([.D12]+1)*[.E12]+([.E12]+1)*[.F12]+([.F12]+1)*[.G12];IF([.E12]&gt;0;([.D12]+1)*[.E12]+([.E12]+1)*[.G12];([.D12]+1)*[.G12]))" office:value-type="float" office:value="287625" calcext:value-type="float">
            <text:p>287.6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3]&gt;0;([.D13]+1)*[.E13]+([.E13]+1)*[.F13]+([.F13]+1)*[.G13];IF([.E13]&gt;0;([.D13]+1)*[.E13]+([.E13]+1)*[.G13];([.D13]+1)*[.G13]))" office:value-type="float" office:value="6515" calcext:value-type="float">
            <text:p>6.51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4]&gt;0;([.D14]+1)*[.E14]+([.E14]+1)*[.F14]+([.F14]+1)*[.G14];IF([.E14]&gt;0;([.D14]+1)*[.E14]+([.E14]+1)*[.G14];([.D14]+1)*[.G14]))" office:value-type="float" office:value="6515" calcext:value-type="float">
            <text:p>6.51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5]&gt;0;([.D15]+1)*[.E15]+([.E15]+1)*[.F15]+([.F15]+1)*[.G15];IF([.E15]&gt;0;([.D15]+1)*[.E15]+([.E15]+1)*[.G15];([.D15]+1)*[.G15]))" office:value-type="float" office:value="6755" calcext:value-type="float">
            <text:p>6.7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6]&gt;0;([.D16]+1)*[.E16]+([.E16]+1)*[.F16]+([.F16]+1)*[.G16];IF([.E16]&gt;0;([.D16]+1)*[.E16]+([.E16]+1)*[.G16];([.D16]+1)*[.G16]))" office:value-type="float" office:value="6755" calcext:value-type="float">
            <text:p>6.7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7]&gt;0;([.D17]+1)*[.E17]+([.E17]+1)*[.F17]+([.F17]+1)*[.G17];IF([.E17]&gt;0;([.D17]+1)*[.E17]+([.E17]+1)*[.G17];([.D17]+1)*[.G17]))" office:value-type="float" office:value="18805" calcext:value-type="float">
            <text:p>18.8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8]&gt;0;([.D18]+1)*[.E18]+([.E18]+1)*[.F18]+([.F18]+1)*[.G18];IF([.E18]&gt;0;([.D18]+1)*[.E18]+([.E18]+1)*[.G18];([.D18]+1)*[.G18]))" office:value-type="float" office:value="37625" calcext:value-type="float">
            <text:p>37.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 table:style-name="ce7" office:value-type="float" office:value="125" calcext:value-type="float">
            <text:p>125</text:p>
          </table:table-cell>
          <table:table-cell table:style-name="ce9" table:formula="of:=IF([.F19]&gt;0;([.D19]+1)*[.E19]+([.E19]+1)*[.F19]+([.F19]+1)*[.G19];IF([.E19]&gt;0;([.D19]+1)*[.E19]+([.E19]+1)*[.G19];([.D19]+1)*[.G19]))" office:value-type="float" office:value="69125" calcext:value-type="float">
            <text:p>69.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0]&gt;0;([.D20]+1)*[.E20]+([.E20]+1)*[.F20]+([.F20]+1)*[.G20];IF([.E20]&gt;0;([.D20]+1)*[.E20]+([.E20]+1)*[.G20];([.D20]+1)*[.G20]))" office:value-type="float" office:value="13325" calcext:value-type="float">
            <text:p>13.32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1]&gt;0;([.D21]+1)*[.E21]+([.E21]+1)*[.F21]+([.F21]+1)*[.G21];IF([.E21]&gt;0;([.D21]+1)*[.E21]+([.E21]+1)*[.G21];([.D21]+1)*[.G21]))" office:value-type="float" office:value="13325" calcext:value-type="float">
            <text:p>13.32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2]&gt;0;([.D22]+1)*[.E22]+([.E22]+1)*[.F22]+([.F22]+1)*[.G22];IF([.E22]&gt;0;([.D22]+1)*[.E22]+([.E22]+1)*[.G22];([.D22]+1)*[.G22]))" office:value-type="float" office:value="23425" calcext:value-type="float">
            <text:p>23.4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3]&gt;0;([.D23]+1)*[.E23]+([.E23]+1)*[.F23]+([.F23]+1)*[.G23];IF([.E23]&gt;0;([.D23]+1)*[.E23]+([.E23]+1)*[.G23];([.D23]+1)*[.G23]))" office:value-type="float" office:value="66125" calcext:value-type="float">
            <text:p>66.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41" calcext:value-type="float">
            <text:p>34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500" calcext:value-type="float">
            <text:p>5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4]&gt;0;([.D24]+1)*[.E24]+([.E24]+1)*[.F24]+([.F24]+1)*[.G24];IF([.E24]&gt;0;([.D24]+1)*[.E24]+([.E24]+1)*[.G24];([.D24]+1)*[.G24]))" office:value-type="float" office:value="316625" calcext:value-type="float">
            <text:p>316.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5]&gt;0;([.D25]+1)*[.E25]+([.E25]+1)*[.F25]+([.F25]+1)*[.G25];IF([.E25]&gt;0;([.D25]+1)*[.E25]+([.E25]+1)*[.G25];([.D25]+1)*[.G25]))" office:value-type="float" office:value="132125" calcext:value-type="float">
            <text:p>132.1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6]&gt;0;([.D26]+1)*[.E26]+([.E26]+1)*[.F26]+([.F26]+1)*[.G26];IF([.E26]&gt;0;([.D26]+1)*[.E26]+([.E26]+1)*[.G26];([.D26]+1)*[.G26]))" office:value-type="float" office:value="232325" calcext:value-type="float">
            <text:p>232.3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8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07:59:41.17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4-18T15:49:02.479000000</dc:date>
    <meta:editing-duration>PT8H30M7S</meta:editing-duration>
    <meta:editing-cycles>22</meta:editing-cycles>
    <meta:generator>LibreOffice/6.2.0.3$Windows_X86_64 LibreOffice_project/98c6a8a1c6c7b144ce3cc729e34964b47ce25d62</meta:generator>
    <meta:document-statistic meta:table-count="1" meta:cell-count="278" meta:object-count="0"/>
  </office:meta>
</office:document-meta>
</file>